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efd9" officeooo:paragraph-rsid="0014efd9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officeooo:rsid="0014efd9" officeooo:paragraph-rsid="0014efd9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158195" officeooo:paragraph-rsid="00158195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66845" officeooo:paragraph-rsid="00166845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8195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sk Web App Checklist</text:p>
      <text:p text:style-name="P1"/>
      <text:list xml:id="list2825062498" text:style-name="L1">
        <text:list-item>
          <text:p text:style-name="P2">Set environment variable <text:span text:style-name="T2">in the terminal</text:span>: export <text:span text:style-name="T1">FLASK_APP=market.py</text:span></text:p>
        </text:list-item>
        <text:list-item>
          <text:p text:style-name="P3">Run the web app dev server in the terminal: <text:span text:style-name="T1">flask run</text:span></text:p>
        </text:list-item>
        <text:list-item>
          <text:p text:style-name="P4">Turn debug mode on: <text:span text:style-name="T1">export FLASK_DEBUG=1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7:14:16.125817591</meta:creation-date>
    <dc:date>2022-12-21T17:33:11.030511627</dc:date>
    <meta:editing-duration>PT18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32" meta:character-count="190" meta:non-whitespace-character-count="165"/>
  </office:meta>
</office:document-meta>
</file>